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Pictures/TablePreview1.svm"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standard" style:list-style-name="L7">
      <style:graphic-properties svg:stroke-width="0.102cm" svg:stroke-color="#808080" draw:marker-start-width="0.352cm" draw:marker-end-width="0.352cm" draw:textarea-horizontal-align="justify" draw:textarea-vertical-align="middle" draw:auto-grow-height="false" fo:padding-top="0.175cm" fo:padding-bottom="0.175cm" fo:padding-left="0.3cm" fo:padding-right="0.3cm"/>
    </style:style>
    <style:style style:name="gr3" style:family="graphic" style:parent-style-name="standard" style:list-style-name="L7">
      <style:graphic-properties draw:textarea-horizontal-align="justify" draw:textarea-vertical-align="middle" draw:auto-grow-height="false"/>
    </style:style>
    <style:style style:name="gr4" style:family="graphic" style:parent-style-name="standard" style:list-style-name="L7">
      <style:graphic-properties draw:textarea-horizontal-align="justify" draw:textarea-vertical-align="middle" draw:auto-grow-height="false"/>
    </style:style>
    <style:style style:name="gr5" style:family="graphic" style:parent-style-name="standard" style:list-style-name="L7">
      <style:graphic-properties draw:textarea-horizontal-align="justify" draw:textarea-vertical-align="middle" draw:auto-grow-height="false"/>
    </style:style>
    <style:style style:name="gr6" style:family="graphic" style:parent-style-name="standard" style:list-style-name="L7">
      <style:graphic-properties draw:textarea-horizontal-align="justify" draw:textarea-vertical-align="middle" draw:auto-grow-height="false"/>
    </style:style>
    <style:style style:name="gr7" style:family="graphic" style:parent-style-name="standard" style:list-style-name="L7">
      <style:graphic-properties draw:textarea-horizontal-align="justify" draw:textarea-vertical-align="middle" draw:auto-grow-height="false"/>
    </style:style>
    <style:style style:name="gr8" style:family="graphic" style:parent-style-name="standard" style:list-style-name="L7">
      <style:graphic-properties draw:textarea-horizontal-align="justify" draw:textarea-vertical-align="middle" draw:auto-grow-height="false"/>
    </style:style>
    <style:style style:name="gr9" style:family="graphic" style:parent-style-name="objectwithoutfill" style:list-style-name="L7">
      <style:graphic-properties draw:marker-end="Arrow" draw:marker-end-width="0.3cm" draw:fill="none" draw:textarea-vertical-align="middle"/>
    </style:style>
    <style:style style:name="gr10" style:family="graphic" style:parent-style-name="objectwithoutfill" style:list-style-name="L7">
      <style:graphic-properties draw:marker-end="Arrow" draw:marker-end-width="0.3cm" draw:fill="none" draw:textarea-vertical-align="middle"/>
    </style:style>
    <style:style style:name="gr11" style:family="graphic" style:parent-style-name="objectwithoutfill" style:list-style-name="L7">
      <style:graphic-properties draw:marker-end="Arrow" draw:marker-end-width="0.3cm" draw:fill="none" draw:textarea-vertical-align="middle"/>
    </style:style>
    <style:style style:name="gr12" style:family="graphic" style:parent-style-name="objectwithoutfill" style:list-style-name="L7">
      <style:graphic-properties draw:marker-end="Arrow" draw:marker-end-width="0.3cm" draw:fill="none" draw:textarea-vertical-align="middle"/>
    </style:style>
    <style:style style:name="gr13" style:family="graphic" style:parent-style-name="objectwithoutfill" style:list-style-name="L7">
      <style:graphic-properties draw:marker-end="Arrow" draw:marker-end-width="0.3cm" draw:fill="none" draw:textarea-vertical-align="middle"/>
    </style:style>
    <style:style style:name="gr14" style:family="graphic" style:parent-style-name="objectwithoutfill" style:list-style-name="L7">
      <style:graphic-properties draw:marker-end="Arrow" draw:marker-end-width="0.3cm" draw:fill="none" draw:textarea-vertical-align="middle"/>
    </style:style>
    <style:style style:name="gr15" style:family="graphic" style:parent-style-name="standard" style:list-style-name="L7">
      <style:graphic-properties draw:textarea-horizontal-align="justify" draw:textarea-vertical-align="middle" draw:auto-grow-height="false"/>
    </style:style>
    <style:style style:name="gr16" style:family="graphic" style:parent-style-name="objectwithoutfill" style:list-style-name="L7">
      <style:graphic-properties draw:marker-end="Arrow" draw:marker-end-width="0.3cm" draw:fill="none" draw:textarea-vertical-align="middle"/>
    </style:style>
    <style:style style:name="gr17" style:family="graphic" style:parent-style-name="standard" style:list-style-name="L7">
      <style:graphic-properties draw:stroke="none" svg:stroke-color="#000000" draw:fill="none" draw:fill-color="#ffffff" draw:auto-grow-height="true" draw:auto-grow-width="false" fo:max-height="0cm" fo:min-height="0cm"/>
    </style:style>
    <style:style style:name="gr18" style:family="graphic" style:parent-style-name="standard">
      <style:graphic-properties draw:stroke="none" svg:stroke-color="#000000" draw:fill="none" draw:fill-color="#ffffff" draw:auto-grow-height="true" draw:auto-grow-width="false" fo:max-height="0cm" fo:min-height="0cm"/>
    </style:style>
    <style:style style:name="gr19" style:family="graphic" style:parent-style-name="standard" style:list-style-name="L7">
      <style:graphic-properties draw:stroke="none" svg:stroke-color="#000000" draw:fill="none" draw:fill-color="#ffffff" draw:auto-grow-height="true" draw:auto-grow-width="false" fo:max-height="0cm" fo:min-height="0cm"/>
    </style:style>
    <style:style style:name="gr20" style:family="graphic" style:parent-style-name="standard" style:list-style-name="L7">
      <style:graphic-properties draw:textarea-horizontal-align="justify" draw:textarea-vertical-align="middle" draw:auto-grow-height="false"/>
    </style:style>
    <style:style style:name="gr21" style:family="graphic" style:parent-style-name="objectwithoutfill" style:list-style-name="L7">
      <style:graphic-properties draw:marker-end="Arrow" draw:marker-end-width="0.3cm" draw:fill="none" draw:textarea-vertical-align="middle"/>
    </style:style>
    <style:style style:name="gr22" style:family="graphic" style:parent-style-name="standard">
      <style:graphic-properties draw:fill="solid" draw:fill-color="#ff950e" draw:textarea-horizontal-align="justify" draw:textarea-vertical-align="middle" draw:auto-grow-height="false"/>
    </style:style>
    <style:style style:name="gr23" style:family="graphic" style:parent-style-name="standard">
      <style:graphic-properties draw:textarea-horizontal-align="justify" draw:textarea-vertical-align="middle" draw:auto-grow-height="false"/>
    </style:style>
    <style:style style:name="gr24" style:family="graphic" style:parent-style-name="standard" style:list-style-name="L7">
      <style:graphic-properties draw:textarea-horizontal-align="justify" draw:textarea-vertical-align="middle" draw:auto-grow-height="false"/>
    </style:style>
    <style:style style:name="gr25" style:family="graphic" style:parent-style-name="standard" style:list-style-name="L7">
      <style:graphic-properties draw:textarea-horizontal-align="justify" draw:textarea-vertical-align="middle" draw:auto-grow-height="false"/>
    </style:style>
    <style:style style:name="gr26" style:family="graphic" style:parent-style-name="objectwithoutfill" style:list-style-name="L7">
      <style:graphic-properties draw:marker-end="Arrow" draw:marker-end-width="0.3cm" draw:fill="none" draw:textarea-vertical-align="middle"/>
    </style:style>
    <style:style style:name="gr27" style:family="graphic" style:parent-style-name="objectwithoutfill" style:list-style-name="L7">
      <style:graphic-properties draw:marker-end="Arrow" draw:marker-end-width="0.3cm" draw:fill="none" draw:textarea-vertical-align="middle"/>
    </style:style>
    <style:style style:name="gr28" style:family="graphic" style:parent-style-name="standard" style:list-style-name="L7">
      <style:graphic-properties draw:textarea-horizontal-align="justify" draw:textarea-vertical-align="middle" draw:auto-grow-height="false"/>
    </style:style>
    <style:style style:name="gr29" style:family="graphic" style:parent-style-name="standard" style:list-style-name="L7">
      <style:graphic-properties draw:textarea-horizontal-align="justify" draw:textarea-vertical-align="middle" draw:auto-grow-height="false"/>
    </style:style>
    <style:style style:name="gr30" style:family="graphic" style:parent-style-name="standard" style:list-style-name="L7">
      <style:graphic-properties draw:stroke="none" svg:stroke-color="#000000" draw:fill="none" draw:fill-color="#ffffff" draw:auto-grow-height="true" draw:auto-grow-width="false" fo:max-height="0cm" fo:min-height="4.068cm"/>
    </style:style>
    <style:style style:name="gr31" style:family="graphic" style:parent-style-name="standard" style:list-style-name="L7">
      <style:graphic-properties draw:stroke="none" svg:stroke-color="#000000" draw:fill="none" draw:fill-color="#ffffff" draw:auto-grow-height="true" draw:auto-grow-width="false" fo:max-height="0cm" fo:min-height="3.306cm"/>
    </style:style>
    <style:style style:name="gr32" style:family="graphic" style:parent-style-name="standard" style:list-style-name="L7">
      <style:graphic-properties draw:stroke="none" svg:stroke-color="#000000" draw:fill="none" draw:fill-color="#ffffff" draw:auto-grow-height="true" draw:auto-grow-width="false" fo:max-height="0cm" fo:min-height="0cm"/>
    </style:style>
    <style:style style:name="gr33" style:family="graphic" style:parent-style-name="standard" style:list-style-name="L7">
      <style:graphic-properties draw:stroke="none" svg:stroke-color="#000000" draw:fill="none" draw:fill-color="#ffffff" draw:auto-grow-height="true" draw:auto-grow-width="false" fo:max-height="0cm" fo:min-height="0cm"/>
    </style:style>
    <style:style style:name="gr34" style:family="graphic" style:parent-style-name="standard" style:list-style-name="L7">
      <style:graphic-properties draw:textarea-horizontal-align="justify" draw:textarea-vertical-align="middle" draw:auto-grow-height="false"/>
    </style:style>
    <style:style style:name="gr35" style:family="graphic" style:parent-style-name="standard" style:list-style-name="L7">
      <style:graphic-properties draw:textarea-horizontal-align="justify" draw:textarea-vertical-align="middle" draw:auto-grow-height="false"/>
    </style:style>
    <style:style style:name="gr36" style:family="graphic" style:parent-style-name="standard" style:list-style-name="L7">
      <style:graphic-properties draw:textarea-horizontal-align="justify" draw:textarea-vertical-align="middle" draw:auto-grow-height="false"/>
    </style:style>
    <style:style style:name="gr37" style:family="graphic" style:parent-style-name="objectwithoutfill">
      <style:graphic-properties draw:fill="none" draw:textarea-vertical-align="middle"/>
    </style:style>
    <style:style style:name="gr38" style:family="graphic" style:parent-style-name="standard">
      <style:graphic-properties draw:textarea-horizontal-align="justify" draw:textarea-vertical-align="middle" draw:auto-grow-height="false" fo:padding-top="0.025cm" fo:padding-bottom="0.025cm" fo:padding-left="0cm" fo:padding-right="0cm"/>
    </style:style>
    <style:style style:name="gr39" style:family="graphic" style:parent-style-name="objectwithoutfill">
      <style:graphic-properties draw:stroke="dash" draw:stroke-dash="Fine_20_Dashed_20__28_var_29_" draw:fill="none" draw:textarea-vertical-align="middle"/>
    </style:style>
    <style:style style:name="gr40" style:family="graphic" style:parent-style-name="objectwithoutfill" style:list-style-name="L7">
      <style:graphic-properties draw:marker-end="Arrow" draw:marker-end-width="0.3cm" draw:fill="none" draw:textarea-vertical-align="middle"/>
    </style:style>
    <style:style style:name="gr41" style:family="graphic" style:parent-style-name="objectwithoutfill" style:list-style-name="L7">
      <style:graphic-properties draw:marker-end="Arrow" draw:marker-end-width="0.3cm" draw:fill="none" draw:textarea-vertical-align="middle"/>
    </style:style>
    <style:style style:name="gr42" style:family="graphic" style:parent-style-name="standard" style:list-style-name="L7">
      <style:graphic-properties draw:stroke="none" svg:stroke-color="#000000" draw:fill="none" draw:fill-color="#ffffff" draw:auto-grow-height="true" draw:auto-grow-width="false" fo:max-height="0cm" fo:min-height="14.382cm"/>
    </style:style>
    <style:style style:name="gr43" style:family="graphic" style:parent-style-name="standard">
      <style:graphic-properties draw:textarea-horizontal-align="justify" draw:textarea-vertical-align="middle" draw:auto-grow-height="false" fo:wrap-option="wrap"/>
    </style:style>
    <style:style style:name="gr44" style:family="graphic" style:parent-style-name="objectwithoutfill">
      <style:graphic-properties draw:marker-end="Arrow" draw:fill="none" draw:textarea-vertical-align="middle"/>
    </style:style>
    <style:style style:name="gr45" style:family="graphic" style:parent-style-name="objectwithoutfill">
      <style:graphic-properties draw:marker-end="Arrow" draw:marker-end-width="0.3cm" draw:fill="none" draw:textarea-vertical-align="middle"/>
    </style:style>
    <style:style style:name="gr46" style:family="graphic" style:parent-style-name="standard">
      <style:graphic-properties draw:stroke="none" svg:stroke-color="#000000" draw:fill="none" draw:fill-color="#ffffff" draw:auto-grow-height="true" draw:auto-grow-width="false" fo:max-height="0cm" fo:min-height="4.268cm"/>
    </style:style>
    <style:style style:name="gr47" style:family="graphic" style:parent-style-name="standard">
      <style:graphic-properties draw:stroke="none" svg:stroke-color="#000000" draw:fill="none" draw:fill-color="#ffffff" draw:auto-grow-height="true" draw:auto-grow-width="false" fo:max-height="0cm" fo:min-height="0.512cm"/>
    </style:style>
    <style:style style:name="gr48" style:family="graphic" style:parent-style-name="standard">
      <style:graphic-properties draw:stroke="none" svg:stroke-color="#000000" draw:fill="none" draw:fill-color="#ffffff" draw:auto-grow-height="true" draw:auto-grow-width="false" fo:max-height="0cm" fo:min-height="1.428cm"/>
    </style:style>
    <style:style style:name="gr49" style:family="graphic" style:parent-style-name="standard">
      <style:graphic-properties draw:stroke="none" svg:stroke-color="#000000" draw:fill="none" draw:fill-color="#ffffff" draw:auto-grow-height="true" draw:auto-grow-width="false" fo:max-height="0cm" fo:min-height="4.776cm"/>
    </style:style>
    <style:style style:name="gr50" style:family="graphic" style:parent-style-name="standard">
      <style:graphic-properties draw:stroke="none" svg:stroke-color="#000000" draw:fill="none" draw:fill-color="#ffffff" draw:auto-grow-height="true" draw:auto-grow-width="false" fo:max-height="0cm" fo:min-height="9.964cm"/>
    </style:style>
    <style:style style:name="gr51" style:family="graphic" style:parent-style-name="standard">
      <style:graphic-properties draw:stroke="dash" draw:stroke-dash="Dashed_20__28_var_29_" draw:fill="none" draw:textarea-horizontal-align="justify" draw:textarea-vertical-align="middle" draw:auto-grow-height="false" draw:shadow-offset-x="0.203cm" draw:shadow-offset-y="0.203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4.934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9cm"/>
    </style:style>
    <style:style style:name="pr5" style:family="presentation" style:parent-style-name="Default-title">
      <style:graphic-properties draw:auto-grow-height="true" fo:min-height="3.506cm"/>
    </style:style>
    <style:style style:name="co1" style:family="table-column">
      <style:table-column-properties style:column-width="9.304cm" style:use-optimal-column-width="false"/>
    </style:style>
    <style:style style:name="co2" style:family="table-column">
      <style:table-column-properties style:column-width="9.308cm" style:use-optimal-column-width="false"/>
    </style:style>
    <style:style style:name="ro1" style:family="table-row">
      <style:table-row-properties style:row-height="0.937cm"/>
    </style:style>
    <style:style style:name="ce1" style:family="table-cell">
      <style:graphic-properties style:repeat="repeat"/>
      <style:paragraph-properties fo:text-align="center"/>
    </style:style>
    <style:style style:name="ce2" style:family="table-cell">
      <style:graphic-properties style:repeat="repeat"/>
    </style:style>
    <style:style style:name="P1" style:family="paragraph">
      <style:paragraph-properties fo:text-align="center"/>
    </style:style>
    <style:style style:name="P2" style:family="paragraph">
      <style:text-properties fo:font-size="18pt"/>
    </style:style>
    <style:style style:name="P3" style:family="paragraph">
      <style:text-properties fo:font-size="20pt"/>
    </style:style>
    <style:style style:name="P4" style:family="paragraph">
      <style:paragraph-properties fo:text-align="center"/>
      <style:text-properties fo:font-weight="bold" style:font-weight-asian="bold" style:font-weight-complex="bold"/>
    </style:style>
    <style:style style:name="P5" style:family="paragraph">
      <style:paragraph-properties fo:text-align="justify"/>
    </style:style>
    <style:style style:name="P6" style:family="paragraph">
      <style:paragraph-properties fo:text-align="justify"/>
      <style:text-properties fo:font-size="18pt"/>
    </style:style>
    <style:style style:name="P7" style:family="paragraph">
      <style:paragraph-properties fo:margin-top="0cm" fo:margin-bottom="0.254cm" fo:text-align="justify"/>
    </style:style>
    <style:style style:name="P8" style:family="paragraph">
      <style:text-properties fo:font-size="24pt" style:font-size-asian="24pt" style:font-size-complex="24pt"/>
    </style:style>
    <style:style style:name="P9" style:family="paragraph">
      <style:paragraph-properties fo:margin-top="0cm" fo:margin-bottom="0.254cm" fo:line-height="100%" fo:text-align="justify"/>
    </style:style>
    <style:style style:name="T1" style:family="text">
      <style:text-properties fo:font-size="24pt" style:font-size-asian="24pt" style:font-size-complex="24pt"/>
    </style:style>
    <style:style style:name="T2" style:family="text">
      <style:text-properties fo:font-size="18pt"/>
    </style:style>
    <style:style style:name="T3" style:family="text">
      <style:text-properties fo:font-weight="bold" style:font-weight-asian="bold" style:font-weight-complex="bold"/>
    </style:style>
    <style:style style:name="T4" style:family="text">
      <style:text-properties fo:font-size="18pt" style:text-underline-style="solid" style:text-underline-width="auto" style:text-underline-color="font-color"/>
    </style:style>
    <style:style style:name="T5" style:family="text">
      <style:text-properties fo:font-size="32pt" style:font-size-asian="32pt" style:font-size-complex="32pt"/>
    </style:style>
    <style:style style:name="T6" style:family="text">
      <style:text-properties fo:font-size="12pt" style:font-size-asian="12pt" style:font-size-complex="12pt"/>
    </style:style>
    <style:style style:name="T7" style:family="text">
      <style:text-properties fo:color="#000000"/>
    </style:style>
    <style:style style:name="T8" style:family="text">
      <style:text-properties fo:font-size="18pt" fo:font-weight="normal" style:font-weight-asian="normal" style:font-weight-complex="normal"/>
    </style:style>
    <style:style style:name="T9" style:family="text">
      <style:text-properties fo:font-size="26pt" style:font-size-asian="26pt" style:font-size-complex="26pt"/>
    </style:style>
    <style:style style:name="T10" style:family="text">
      <style:text-properties fo:font-size="18pt" style:font-size-asian="18pt" style:font-size-complex="18pt"/>
    </style:style>
    <style:style style:name="T11" style:family="text">
      <style:text-properties fo:font-size="16pt" fo:font-weight="bold" style:font-size-asian="16pt" style:font-weight-asian="bold" style:font-size-complex="16pt" style:font-weight-complex="bold"/>
    </style:style>
    <style:style style:name="T12" style:family="text">
      <style:text-properties fo:font-size="15pt" fo:font-weight="bold" style:font-size-asian="15pt" style:font-weight-asian="bold" style:font-size-complex="15pt" style:font-weight-complex="bold"/>
    </style:style>
    <style:style style:name="T13" style:family="text">
      <style:text-properties fo:font-size="16pt" style:font-size-asian="16pt" style:font-size-complex="16pt"/>
    </style:style>
    <style:style style:name="T14" style:family="text">
      <style:text-properties fo:font-size="24pt" fo:font-weight="bold" style:font-size-asian="24pt" style:font-weight-asian="bold" style:font-size-complex="24pt" style:font-weight-complex="bold"/>
    </style:style>
    <style:style style:name="T15" style:family="text">
      <style:text-properties fo:font-size="18pt" fo:font-weight="bold" style:font-size-asian="18pt" style:font-weight-asian="bold" style:font-size-complex="18pt" style:font-weight-complex="bold"/>
    </style:style>
    <style:style style:name="T16" style:family="text">
      <style:text-properties fo:font-size="16pt" fo:font-weight="normal" style:font-size-asian="16pt" style:font-weight-asian="normal" style:font-size-complex="16pt" style:font-weight-complex="normal"/>
    </style:style>
    <style:style style:name="T17" style:family="text">
      <style:text-properties fo:font-size="12pt" fo:font-weight="normal" style:font-size-asian="12pt" style:font-weight-asian="normal" style:font-size-complex="12pt" style:font-weight-complex="normal"/>
    </style:style>
    <style:style style:name="T18" style:family="text">
      <style:text-properties fo:font-size="18pt" fo:font-weight="normal" style:font-size-asian="18pt" style:font-weight-asian="normal" style:font-size-complex="18pt" style:font-weight-complex="normal"/>
    </style:style>
    <style:style style:name="T19" style:family="text">
      <style:text-properties fo:font-size="13pt" fo:font-weight="bold" style:font-size-asian="13pt" style:font-weight-asian="bold" style:font-size-complex="13pt" style:font-weight-complex="bold"/>
    </style:style>
    <style:style style:name="T20" style:family="text">
      <style:text-properties fo:font-size="12pt" fo:font-weight="bold" style:font-size-asian="12pt" style:font-weight-asian="bold" style:font-size-complex="12pt" style:font-weight-complex="bold"/>
    </style:style>
    <style:style style:name="T21" style:family="text">
      <style:text-properties fo:color="#dc2300" fo:font-size="18pt" fo:font-weight="bold" style:font-size-asian="18pt" style:font-weight-asian="bold" style:font-size-complex="18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7">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Lite IDMEF Library</text:p>
          </draw:text-box>
        </draw:frame>
        <draw:frame presentation:style-name="pr2" draw:layer="layout" svg:width="24.639cm" svg:height="14.934cm" svg:x="1.4cm" svg:y="7.874cm" presentation:class="subtitle" presentation:user-transformed="true">
          <draw:text-box>
            <text:p>API specification</text:p>
            <text:p><text:span text:style-name="T1">R.Lupu</text:span></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December, 2015</text:span></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Lite IDMEF Library<text:line-break/>-outline-</text:p>
          </draw:text-box>
        </draw:frame>
        <draw:frame presentation:style-name="pr4" draw:layer="layout" svg:width="24.639cm" svg:height="12.179cm" svg:x="1.4cm" svg:y="5.814cm" presentation:class="outline" presentation:user-transformed="true">
          <draw:text-box>
            <text:list text:style-name="L2">
              <text:list-item>
                <text:p>Overall concept</text:p>
              </text:list-item>
              <text:list-item>
                <text:p>APIv0.1 specification </text:p>
              </text:list-item>
              <text:list-item>
                <text:p>APIv0.1 grammar</text:p>
              </text:list-item>
              <text:list-item>
                <text:p>References</text:p>
              </text:list-item>
            </text:list>
          </draw:text-box>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3" draw:master-page-name="Default" presentation:presentation-page-layout-name="AL3T19">
        <office:forms form:automatic-focus="false" form:apply-design-mode="false"/>
        <draw:frame presentation:style-name="pr1" draw:layer="layout" svg:width="25.199cm" svg:height="3.506cm" svg:x="1.4cm" svg:y="0.837cm" presentation:class="title">
          <draw:text-box>
            <text:p>Lite IDMEF Library</text:p>
          </draw:text-box>
        </draw:frame>
        <draw:custom-shape draw:style-name="gr2" draw:text-style-name="P1" draw:layer="layout" svg:width="1.778cm" svg:height="1.016cm" svg:x="10.16cm" svg:y="1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778cm" svg:height="1.016cm" svg:x="13.716cm" svg:y="9.1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1.778cm" svg:height="1.016cm" svg:x="14.478cm" svg:y="1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1.778cm" svg:height="1.016cm" svg:x="8.382cm" svg:y="14.2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1.778cm" svg:height="1.016cm" svg:x="11.684cm" svg:y="14.2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1.778cm" svg:height="1.016cm" svg:x="17.526cm" svg:y="13.2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1.778cm" svg:height="1.016cm" svg:x="5.08cm" svg:y="12.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6.604cm" svg:y1="13.008cm" svg:x2="10.16cm" svg:y2="11.738cm">
          <text:p/>
        </draw:line>
        <draw:line draw:style-name="gr10" draw:text-style-name="P1" draw:layer="layout" svg:x1="9.398cm" svg:y1="14.278cm" svg:x2="10.414cm" svg:y2="12.246cm">
          <text:p/>
        </draw:line>
        <draw:line draw:style-name="gr11" draw:text-style-name="P1" draw:layer="layout" svg:x1="12.7cm" svg:y1="14.278cm" svg:x2="11.176cm" svg:y2="12.246cm">
          <text:p/>
        </draw:line>
        <draw:line draw:style-name="gr12" draw:text-style-name="P1" draw:layer="layout" svg:x1="11.684cm" svg:y1="11.484cm" svg:x2="13.97cm" svg:y2="10.214cm">
          <text:p/>
        </draw:line>
        <draw:line draw:style-name="gr13" draw:text-style-name="P1" draw:layer="layout" svg:x1="15.494cm" svg:y1="11.23cm" svg:x2="15.24cm" svg:y2="10.214cm">
          <text:p/>
        </draw:line>
        <draw:line draw:style-name="gr14" draw:text-style-name="P1" draw:layer="layout" svg:x1="17.78cm" svg:y1="13.262cm" svg:x2="16.256cm" svg:y2="12.246cm">
          <text:p/>
        </draw:line>
        <draw:custom-shape draw:style-name="gr15" draw:text-style-name="P1" draw:layer="layout" svg:width="1.778cm" svg:height="1.016cm" svg:x="7.366cm" svg:y="17.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1" draw:layer="layout" svg:x1="8.382cm" svg:y1="17.072cm" svg:x2="9.144cm" svg:y2="15.294cm">
          <text:p/>
        </draw:line>
        <draw:frame draw:style-name="gr17" draw:text-style-name="P2" draw:layer="layout" svg:width="5.588cm" svg:height="0.962cm" svg:x="7.62cm" svg:y="9.96cm">
          <draw:text-box>
            <text:p><text:span text:style-name="T2">IDMEF agent K</text:span></text:p>
          </draw:text-box>
        </draw:frame>
        <draw:frame draw:style-name="gr18" draw:layer="layout" svg:width="20.574cm" svg:height="1.673cm" svg:x="3.048cm" svg:y="5.334cm">
          <draw:text-box>
            <text:p><text:span text:style-name="T3">Overall goal:</text:span> to support IDMEF-based signaling plane deployment for dynamic distributed ID architectures.</text:p>
          </draw:text-box>
        </draw:frame>
        <draw:frame draw:style-name="gr19" draw:text-style-name="P2" draw:layer="layout" svg:width="8.382cm" svg:height="3.095cm" svg:x="14.732cm" svg:y="16.818cm">
          <draw:text-box>
            <text:p><text:span text:style-name="T4">Legend</text:span></text:p>
            <text:p><text:span text:style-name="T2"><text:tab/></text:span><text:span text:style-name="T2">:= IDMEF agent </text:span></text:p>
            <text:p><text:span text:style-name="T2"><text:tab/></text:span><text:span text:style-name="T2">:= messages' direction</text:span></text:p>
            <text:p><text:span text:style-name="T2"><text:tab/></text:span><text:span text:style-name="T2">:= input/log file</text:span></text:p>
          </draw:text-box>
        </draw:frame>
        <draw:custom-shape draw:style-name="gr20" draw:text-style-name="P1" draw:layer="layout" svg:width="1.016cm" svg:height="0.508cm" svg:x="14.986cm" svg:y="1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1" draw:text-style-name="P1" draw:layer="layout" svg:x1="15.04cm" svg:y1="18.704cm" svg:x2="16.056cm" svg:y2="18.704cm">
          <text:p/>
        </draw:line>
        <draw:custom-shape draw:style-name="gr22" draw:text-style-name="P1" draw:layer="layout" svg:width="0.762cm" svg:height="1.016cm" svg:x="14.986cm" svg:y="8.69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22" draw:text-style-name="P1" draw:layer="layout" svg:width="0.762cm" svg:height="1.016cm" svg:x="11.684cm" svg:y="11.48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22" draw:text-style-name="P1" draw:layer="layout" svg:width="0.762cm" svg:height="1.016cm" svg:x="7.366cm" svg:y="16.56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22" draw:text-style-name="P1" draw:layer="layout" svg:width="0.508cm" svg:height="0.762cm" svg:x="15.44cm" svg:y="19.05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2">
          <draw:page-thumbnail draw:style-name="gr1" draw:layer="layout" svg:width="13.968cm" svg:height="10.476cm" svg:x="3.81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page4" draw:style-name="dp3" draw:master-page-name="Default" presentation:presentation-page-layout-name="AL3T19">
        <office:forms form:automatic-focus="false" form:apply-design-mode="false"/>
        <draw:custom-shape draw:style-name="gr23" draw:text-style-name="P1" draw:layer="layout" svg:width="2.794cm" svg:height="2.286cm" svg:x="13.97cm" svg:y="13.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2.794cm" svg:height="2.286cm" svg:x="13.716cm" svg:y="13.4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5" draw:layer="layout" svg:width="25.199cm" svg:height="3.506cm" svg:x="1.4cm" svg:y="0.837cm" presentation:class="title" presentation:user-transformed="true">
          <draw:text-box>
            <text:p>Lite IDMEF Library<text:line-break/><text:span text:style-name="T5">-overall concept-</text:span></text:p>
          </draw:text-box>
        </draw:frame>
        <draw:custom-shape draw:style-name="gr24" draw:text-style-name="P1" draw:layer="layout" svg:width="2.032cm" svg:height="2.54cm" svg:x="5.334cm" svg:y="5.842cm">
          <text:p text:style-name="P1">ifile</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25" draw:text-style-name="P1" draw:layer="layout" svg:width="1.016cm" svg:height="1.016cm" svg:x="6.35cm" svg:y="12.954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26" draw:text-style-name="P1" draw:layer="layout" svg:x1="7.366cm" svg:y1="13.462cm" svg:x2="10.922cm" svg:y2="10.668cm">
          <text:p/>
        </draw:line>
        <draw:line draw:style-name="gr27" draw:text-style-name="P1" draw:layer="layout" svg:x1="7.366cm" svg:y1="7.112cm" svg:x2="10.922cm" svg:y2="9.906cm">
          <text:p/>
        </draw:line>
        <draw:custom-shape draw:style-name="gr28" draw:text-style-name="P1" draw:layer="layout" svg:width="2.032cm" svg:height="2.54cm" svg:x="18.796cm" svg:y="6.096cm">
          <text:p text:style-name="P1">ofile</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29" draw:text-style-name="P1" draw:layer="layout" svg:width="1.016cm" svg:height="1.016cm" svg:x="19.35cm" svg:y="11.43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frame draw:style-name="gr30" draw:text-style-name="P4" draw:layer="layout" svg:width="1.016cm" svg:height="4.318cm" svg:x="3.302cm" svg:y="7.366cm">
          <draw:text-box>
            <text:p text:style-name="P1"><text:span text:style-name="T3">I</text:span></text:p>
            <text:p text:style-name="P1"><text:span text:style-name="T3">N</text:span></text:p>
            <text:p text:style-name="P1"><text:span text:style-name="T3">P</text:span></text:p>
            <text:p text:style-name="P1"><text:span text:style-name="T3">U</text:span></text:p>
            <text:p text:style-name="P1"><text:span text:style-name="T3">T</text:span></text:p>
          </draw:text-box>
        </draw:frame>
        <draw:frame draw:style-name="gr31" draw:text-style-name="P4" draw:layer="layout" svg:width="1.016cm" svg:height="4.517cm" svg:x="21.844cm" svg:y="7.167cm">
          <draw:text-box>
            <text:p text:style-name="P1"><text:span text:style-name="T3">O</text:span></text:p>
            <text:p text:style-name="P1"><text:span text:style-name="T3">U</text:span></text:p>
            <text:p text:style-name="P1"><text:span text:style-name="T3">T</text:span></text:p>
            <text:p text:style-name="P1"><text:span text:style-name="T3">P</text:span></text:p>
            <text:p text:style-name="P1"><text:span text:style-name="T3">U</text:span></text:p>
            <text:p text:style-name="P1"><text:span text:style-name="T3">T</text:span></text:p>
          </draw:text-box>
        </draw:frame>
        <draw:frame draw:style-name="gr32" draw:layer="layout" svg:width="7.112cm" svg:height="1.673cm" svg:x="5.588cm" svg:y="14.224cm">
          <draw:text-box>
            <text:p>tcp/IDMEF_PORT sockets</text:p>
          </draw:text-box>
        </draw:frame>
        <draw:frame draw:style-name="gr33" draw:layer="layout" svg:width="3.556cm" svg:height="0.962cm" svg:x="18.542cm" svg:y="13.008cm">
          <draw:text-box>
            <text:p>tcp socket</text:p>
          </draw:text-box>
        </draw:frame>
        <draw:custom-shape draw:style-name="gr34" draw:text-style-name="P1" draw:layer="layout" svg:width="4.826cm" svg:height="3.302cm" svg:x="11.43cm" svg:y="7.874cm">
          <text:p text:style-name="P1">msg. ctxt</text:p>
          <draw:enhanced-geometry svg:viewBox="0 0 21600 21600" draw:type="rectangle" draw:enhanced-path="M 0 0 L 21600 0 21600 21600 0 21600 0 0 Z N"/>
        </draw:custom-shape>
        <draw:custom-shape draw:style-name="gr35" draw:text-style-name="P1" draw:layer="layout" svg:width="4.826cm" svg:height="3.302cm" svg:x="11.176cm" svg:y="8.382cm">
          <text:p text:style-name="P1">msg. ctxt</text:p>
          <draw:enhanced-geometry svg:viewBox="0 0 21600 21600" draw:type="rectangle" draw:enhanced-path="M 0 0 L 21600 0 21600 21600 0 21600 0 0 Z N"/>
        </draw:custom-shape>
        <draw:custom-shape draw:style-name="gr36" draw:text-style-name="P1" draw:layer="layout" svg:width="4.826cm" svg:height="3.302cm" svg:x="10.922cm" svg:y="8.89cm">
          <text:p text:style-name="P1">msg. ctxt</text:p>
          <draw:enhanced-geometry svg:viewBox="0 0 21600 21600" draw:type="rectangle" draw:enhanced-path="M 0 0 L 21600 0 21600 21600 0 21600 0 0 Z N"/>
        </draw:custom-shape>
        <draw:line draw:style-name="gr37" draw:text-style-name="P1" draw:layer="layout" svg:x1="14.632cm" svg:y1="12.192cm" svg:x2="14.632cm" svg:y2="13.716cm">
          <text:p/>
        </draw:line>
        <draw:custom-shape draw:style-name="gr38" draw:text-style-name="P1" draw:layer="layout" svg:width="2.794cm" svg:height="2.286cm" svg:x="13.462cm" svg:y="13.716cm">
          <text:p text:style-name="P1"><text:span text:style-name="T6">Callback</text:span></text:p>
          <text:p text:style-name="P1"><text:span text:style-name="T6">func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7" draw:text-style-name="P1" draw:layer="layout" svg:x1="15.44cm" svg:y1="12.192cm" svg:x2="15.44cm" svg:y2="13.208cm">
          <text:p/>
        </draw:line>
        <draw:line draw:style-name="gr39" draw:text-style-name="P1" draw:layer="layout" svg:x1="14.632cm" svg:y1="12.954cm" svg:x2="15.24cm" svg:y2="12.446cm">
          <text:p/>
        </draw:line>
        <draw:line draw:style-name="gr40" draw:text-style-name="P1" draw:layer="layout" svg:x1="15.748cm" svg:y1="9.906cm" svg:x2="18.542cm" svg:y2="7.874cm">
          <text:p/>
        </draw:line>
        <draw:line draw:style-name="gr41" draw:text-style-name="P1" draw:layer="layout" svg:x1="15.748cm" svg:y1="10.668cm" svg:x2="19.05cm" svg:y2="11.938cm">
          <text:p/>
        </draw:lin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1" draw:layer="layout" svg:width="25.199cm" svg:height="3.506cm" svg:x="1.4cm" svg:y="0.837cm" presentation:class="title">
          <draw:text-box>
            <text:p>Lite IDM<text:span text:style-name="T7">EF Librar</text:span>y</text:p>
          </draw:text-box>
        </draw:frame>
        <draw:frame draw:style-name="gr42" draw:text-style-name="P6" draw:layer="layout" svg:width="23.368cm" svg:height="16.918cm" svg:x="2.032cm" svg:y="3.402cm">
          <draw:text-box>
            <text:p text:style-name="P5"><text:span text:style-name="T2">The message context concept is at the core of the library's design in order to provide improved flexibility and efficiency. Within the user application process that uses the library several IDMEF contexts may coexist. </text:span><text:span text:style-name="T8">Only one IDMEF message can be processed (i.e. build up, modified or received and parsed) inside the message context at a given moment. </text:span><text:span text:style-name="T2">Typically, each context specifies a different message structure (e.g. Alert, Heartbeat) and distinct input and output interfaces. </text:span><text:span text:style-name="T8"><text:s/>Nevertheless, once it has been built up the message structure can be reused as many times as needed by similar successive messages. The context's interface could operate in one of the following modes: IDMEF_MODE_SOCK, IDMEF_MODE_FILE, IDMEF_MODE_FS.</text:span></text:p>
            <text:p text:style-name="P5"><text:span text:style-name="T2">Whenever a new message is parsed by the receiver, the user-defined callback function is run. Sending the current message through the output interface is optional by invoking write operation from inside callback function left at the programmer decision. At the receiver side efficient parsing is achieved through tag/attribute enabling mechanisms leveraged in a similar way the sender builds up a new message. In other words, the receiver shall enable the tags/attr. he/she wants to read/write before a new message has to come.</text:span></text:p>
            <text:p><text:span text:style-name="T2"/></text:p>
            <text:p><text:span text:style-name="T2">Beware, each time the message structure is modified (i.e. add/delete tag or (re)/set attribute) it shall be (re)compiled. </text:span></text:p>
            <text:list text:style-name="L3">
              <text:list-header>
                <text:p><text:span text:style-name="T9"/></text:p>
              </text:list-header>
            </text:list>
            <text:p><text:span text:style-name="T2">A common quite compact and versatile API has been designed to support context operation and message manipulations at sender, as well as at receiver.</text:span></text:p>
          </draw:text-box>
        </draw:frame>
        <presentation:notes draw:style-name="dp2">
          <draw:page-thumbnail draw:style-name="gr1" draw:layer="layout" svg:width="13.968cm" svg:height="10.476cm" svg:x="3.81cm" svg:y="2.123cm" draw:page-number="5" presentation:class="page"/>
          <draw:frame presentation:style-name="pr3" draw:text-style-name="P3" draw:layer="layout" svg:width="17.271cm" svg:height="12.572cm" svg:x="2.159cm" svg:y="13.271cm" presentation:class="notes" presentation:placeholder="true">
            <draw:text-box/>
          </draw:frame>
        </presentation:notes>
      </draw:page>
      <draw:page draw:name="page6" draw:style-name="dp3" draw:master-page-name="Default" presentation:presentation-page-layout-name="AL3T19">
        <draw:frame presentation:style-name="pr5" draw:layer="layout" svg:width="25.199cm" svg:height="3.506cm" svg:x="1.4cm" svg:y="0.837cm" presentation:class="title">
          <draw:text-box>
            <text:p>Lite IDMEF Library<text:line-break/><text:span text:style-name="T5">-API v0.1-</text:span></text:p>
          </draw:text-box>
        </draw:frame>
        <draw:frame draw:style-name="standard" draw:layer="layout" svg:width="18.611cm" svg:height="11.897cm" svg:x="4.207cm" svg:y="4.288cm">
          <table:table table:template-name="default" table:use-first-row-styles="true" table:use-banding-rows-styles="true">
            <table:table-column table:style-name="co1"/>
            <table:table-column table:style-name="co2"/>
            <table:table-row table:style-name="ro1">
              <table:table-cell table:style-name="ce1">
                <text:p text:style-name="P1">Context manipulation</text:p>
              </table:table-cell>
              <table:table-cell table:style-name="ce2">
                <text:p text:style-name="P1">Message structure configuration</text:p>
                <text:p text:style-name="P1"/>
              </table:table-cell>
            </table:table-row>
            <table:table-row table:style-name="ro1" table:default-cell-style-name="ce2">
              <table:table-cell>
                <text:list text:style-name="L5">
                  <text:list-item>
                    <text:p><text:span text:style-name="T10">idmef_new()</text:span></text:p>
                    <text:p><text:span text:style-name="T10"/></text:p>
                  </text:list-item>
                  <text:list-item>
                    <text:p><text:span text:style-name="T10">idmef_free()</text:span></text:p>
                    <text:p><text:span text:style-name="T10"/></text:p>
                  </text:list-item>
                  <text:list-item>
                    <text:p><text:span text:style-name="T10">idmef_setcb()</text:span></text:p>
                    <text:p><text:span text:style-name="T10"/></text:p>
                  </text:list-item>
                  <text:list-item>
                    <text:p><text:span text:style-name="T10">idmef_chcon()</text:span></text:p>
                    <text:p><text:span text:style-name="T10"/></text:p>
                  </text:list-item>
                  <text:list-item>
                    <text:p><text:span text:style-name="T10">idmef_compile()</text:span></text:p>
                    <text:p><text:span text:style-name="T10"/></text:p>
                  </text:list-item>
                  <text:list-item>
                    <text:p><text:span text:style-name="T10">idmef_write()</text:span></text:p>
                  </text:list-item>
                </text:list>
              </table:table-cell>
              <table:table-cell>
                <text:list text:continue-numbering="true" text:style-name="L5">
                  <text:list-item>
                    <text:p><text:span text:style-name="T10">idmef_&lt;tagname&gt;_addtag()</text:span></text:p>
                    <text:p><text:span text:style-name="T10"/></text:p>
                  </text:list-item>
                  <text:list-item>
                    <text:p><text:span text:style-name="T10">idmef_&lt;tagname&gt;_deltag()</text:span></text:p>
                    <text:p><text:span text:style-name="T10"/></text:p>
                  </text:list-item>
                  <text:list-item>
                    <text:p><text:span text:style-name="T10">idmef_&lt;tagname&gt;_gettag()</text:span></text:p>
                    <text:p><text:span text:style-name="T10"/></text:p>
                  </text:list-item>
                  <text:list-item>
                    <text:p><text:span text:style-name="T10">idmef_&lt;tagname&gt;_setattr()</text:span></text:p>
                    <text:p><text:span text:style-name="T10"/></text:p>
                  </text:list-item>
                  <text:list-item>
                    <text:p><text:span text:style-name="T10">idmef_&lt;tagname&gt;_rstattr()</text:span></text:p>
                    <text:p><text:span text:style-name="T10"/></text:p>
                  </text:list-item>
                  <text:list-item>
                    <text:p><text:span text:style-name="T10">idmef_&lt;tagname&gt;_wrattr()</text:span></text:p>
                    <text:p><text:span text:style-name="T10"/></text:p>
                  </text:list-item>
                  <text:list-item>
                    <text:p><text:span text:style-name="T10">idmef_&lt;tagname&gt;_rdattr()</text:span></text:p>
                  </text:list-item>
                </text:list>
              </table:table-cell>
            </table:table-row>
          </table:table>
          <draw:image xlink:href="Pictures/TablePreview1.svm" xlink:type="simple" xlink:show="embed" xlink:actuate="onLoad"/>
        </draw:frame>
        <draw:frame draw:style-name="gr18" draw:layer="layout" svg:width="18.542cm" svg:height="0.878cm" svg:x="4.318cm" svg:y="17.78cm">
          <draw:text-box>
            <text:p><text:span text:style-name="T11">Note:</text:span><text:span text:style-name="T12"> </text:span><text:span text:style-name="T13">see the list of tag names supported by the current release.</text:span></text:p>
          </draw:text-box>
        </draw:frame>
        <presentation:notes draw:style-name="dp2">
          <draw:page-thumbnail draw:style-name="gr1" draw:layer="layout" svg:width="13.968cm" svg:height="10.476cm" svg:x="3.81cm" svg:y="2.123cm" draw:page-number="6" presentation:class="page"/>
          <draw:frame presentation:style-name="pr3" draw:text-style-name="P3" draw:layer="layout" svg:width="17.271cm" svg:height="12.572cm" svg:x="2.159cm" svg:y="13.271cm" presentation:class="notes" presentation:placeholder="true">
            <draw:text-box/>
          </draw:frame>
        </presentation:notes>
      </draw:page>
      <draw:page draw:name="page7" draw:style-name="dp3" draw:master-page-name="Default" presentation:presentation-page-layout-name="AL2T1">
        <draw:frame presentation:style-name="pr5" draw:layer="layout" svg:width="25.199cm" svg:height="3.506cm" svg:x="1.4cm" svg:y="0.837cm" presentation:class="title">
          <draw:text-box>
            <text:p>Lite IDMEF Library<text:line-break/><text:span text:style-name="T5">-interactions definitions-</text:span></text:p>
          </draw:text-box>
        </draw:frame>
        <draw:frame presentation:style-name="pr4" draw:text-style-name="P8" draw:layer="layout" svg:width="24.639cm" svg:height="13.462cm" svg:x="1.3cm" svg:y="5.08cm" presentation:class="outline" presentation:user-transformed="true">
          <draw:text-box>
            <text:list text:style-name="L2">
              <text:list-item>
                <text:p text:style-name="P5"><text:span text:style-name="T14">char idmef_new(idmef_ifs_t *, idmef_t **, void (*)(void) )</text:span></text:p>
                <text:p text:style-name="P5"><text:span text:style-name="T1">It establishes a new message context; it can be called several times while working with the library; the function arguments are: the pointer to the context input-output specification structure, the return-value argument of the newly allocated context and the pointer to the user-defined callback function. </text:span></text:p>
                <text:p text:style-name="P5"><text:span text:style-name="T1">Returns: 0 for SUCCESS.</text:span></text:p>
                <text:p text:style-name="P7"><text:span text:style-name="T10">typedef struct {</text:span></text:p>
                <text:list>
                  <text:list-header>
                    <text:p text:style-name="P5"><text:span text:style-name="T10">unsigned char </text:span><text:span text:style-name="T10"><text:tab/></text:span><text:span text:style-name="T15">mode_in</text:span><text:span text:style-name="T10">;</text:span></text:p>
                    <text:p text:style-name="P5"><text:span text:style-name="T10">unsigned char </text:span><text:span text:style-name="T10"><text:tab/></text:span><text:span text:style-name="T10">*</text:span><text:span text:style-name="T15">filename_in</text:span><text:span text:style-name="T10">;</text:span></text:p>
                    <text:p text:style-name="P5"><text:span text:style-name="T10">unsigned char </text:span><text:span text:style-name="T10"><text:tab/></text:span><text:span text:style-name="T15">mode_out</text:span><text:span text:style-name="T10">;</text:span></text:p>
                    <text:p text:style-name="P5"><text:span text:style-name="T10">unsigned char </text:span><text:span text:style-name="T10"><text:tab/></text:span><text:span text:style-name="T10">*</text:span><text:span text:style-name="T15">filename_out</text:span><text:span text:style-name="T10">;</text:span></text:p>
                    <text:p text:style-name="P5"><text:span text:style-name="T10">unsigned char </text:span><text:span text:style-name="T10"><text:tab/></text:span><text:span text:style-name="T15">*ipaddr_out</text:span><text:span text:style-name="T10">;</text:span></text:p>
                  </text:list-header>
                </text:list>
                <text:p text:style-name="P7"><text:span text:style-name="T10">} </text:span><text:span text:style-name="T15">idmef_ifs_t</text:span><text:span text:style-name="T10">;</text:span></text:p>
                <text:p text:style-name="P5"><text:span text:style-name="T14"/></text:p>
              </text:list-item>
            </text:list>
            <text:list text:style-name="L6">
              <text:list-header>
                <text:p text:style-name="P5"><text:span text:style-name="T14">char idmef_free(idmef_t *)</text:span></text:p>
              </text:list-header>
            </text:list>
            <text:list text:style-name="L2">
              <text:list-header>
                <text:p text:style-name="P5"><text:span text:style-name="T1">Release the message context specified as pointer argument. </text:span></text:p>
                <text:p text:style-name="P5"><text:span text:style-name="T1">Returns: 0 for SUCCESS.</text:span></text:p>
                <text:p><text:span text:style-name="T1"/></text:p>
              </text:list-header>
            </text:list>
          </draw:text-box>
        </draw:frame>
        <presentation:notes draw:style-name="dp2">
          <draw:page-thumbnail draw:style-name="gr1"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3" draw:master-page-name="Default" presentation:presentation-page-layout-name="AL2T1">
        <draw:frame presentation:style-name="pr1" draw:layer="layout" svg:width="25.199cm" svg:height="3.506cm" svg:x="1.4cm" svg:y="0.837cm" presentation:class="title">
          <draw:text-box>
            <text:p>Lite IDMEF Library<text:line-break/><text:span text:style-name="T5">-interactions definitions(cont'd)-</text:span></text:p>
          </draw:text-box>
        </draw:frame>
        <draw:frame presentation:style-name="pr4" draw:layer="layout" svg:width="24.639cm" svg:height="15.152cm" svg:x="0.7cm" svg:y="4.914cm" presentation:class="outline" presentation:user-transformed="true">
          <draw:text-box>
            <text:list text:style-name="L2">
              <text:list-header>
                <text:p><text:span text:style-name="T1"/></text:p>
              </text:list-header>
              <text:list-item>
                <text:p text:style-name="P5"><text:span text:style-name="T14">char idmef_setcb(idmef_t *, void (*)(void) )</text:span><text:span text:style-name="T1"> </text:span></text:p>
                <text:p text:style-name="P5"><text:span text:style-name="T1">NOT YET IMPLEMENTED. Given the <text:s/>context as argument it changes the related callback function with the one specified. </text:span></text:p>
                <text:p text:style-name="P5"><text:span text:style-name="T1">Returns: 0 for SUCCESS. </text:span></text:p>
                <text:p text:style-name="P5"><text:span text:style-name="T1"/></text:p>
              </text:list-item>
              <text:list-item>
                <text:p text:style-name="P5"><text:span text:style-name="T14">char idmef_chcon(idmef_t *, idmef_ifs_t *)</text:span><text:span text:style-name="T1"> </text:span></text:p>
                <text:p text:style-name="P5"><text:span text:style-name="T1">UNTESTED. It changes the given context output receivers. </text:span></text:p>
                <text:p text:style-name="P5"><text:span text:style-name="T1">Returns: 0 for SUCCES.</text:span></text:p>
                <text:p text:style-name="P5"><text:span text:style-name="T1"/></text:p>
              </text:list-item>
              <text:list-item>
                <text:p text:style-name="P9"><text:span text:style-name="T14">char idmef_compile(idmef_t *)</text:span><text:span text:style-name="T1"> </text:span></text:p>
                <text:p text:style-name="P9"><text:span text:style-name="T1">It prepares internal context data structures for receiving or idmef_write() operation; it shall be called after each modification of the message structure in order to have changes take effect. </text:span></text:p>
                <text:p text:style-name="P7"><text:span text:style-name="T1">Returns: 0 for SUCCESS. <text:s/></text:span></text:p>
                <text:p text:style-name="P7"><text:span text:style-name="T1"/></text:p>
              </text:list-item>
              <text:list-item>
                <text:p text:style-name="P9"><text:span text:style-name="T14">char idmef_write(idmef_t *)</text:span><text:span text:style-name="T1"> </text:span></text:p>
                <text:p text:style-name="P9"><text:span text:style-name="T1">Sends current message through the previously configured context output interfaces.</text:span></text:p>
                <text:p text:style-name="P7"><text:span text:style-name="T1">Returns: 0 for SUCCESS. </text:span></text:p>
              </text:list-item>
            </text:list>
          </draw:text-box>
        </draw:frame>
        <presentation:notes draw:style-name="dp2">
          <draw:page-thumbnail draw:style-name="gr1"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3" draw:master-page-name="Default" presentation:presentation-page-layout-name="AL2T1">
        <draw:frame presentation:style-name="pr1" draw:layer="layout" svg:width="25.199cm" svg:height="3.506cm" svg:x="1.4cm" svg:y="0.837cm" presentation:class="title">
          <draw:text-box>
            <text:p>Lite IDMEF Library<text:line-break/><text:span text:style-name="T5">-interactions definitions(cont'd)-</text:span></text:p>
          </draw:text-box>
        </draw:frame>
        <draw:frame presentation:style-name="pr4" draw:layer="layout" svg:width="24.639cm" svg:height="15.406cm" svg:x="1.4cm" svg:y="4.914cm" presentation:class="outline" presentation:user-transformed="true">
          <draw:text-box>
            <text:list text:style-name="L2">
              <text:list-item>
                <text:p><text:span text:style-name="T11">char idmef_&lt;tagname&gt;_addtag(idmef_&lt;tagname&gt;_t *, unsigned int, void **)</text:span></text:p>
                <text:p text:style-name="P5"><text:span text:style-name="T16">Adds a new child IDMEF tag to the (parent)tag specified as argument. The tag id. is delivered as second argument together with related options (see library's header file “</text:span><text:span text:style-name="T11">idmef_plugin.h</text:span><text:span text:style-name="T16">” for the set of tag identifiers and attributes supported). The reference to the new tag is available via third return-value argument. It may be called by sender side to build up/modify an IDMEF message structure and by receiver side to enable parsing of this type of tags(with attributes) specified (e.g. for the use cases where the IDMEF agent is just relaying messages, no parsing is possible and therefore increased performance achievements). <text:s/></text:span></text:p>
                <text:p text:style-name="P5"><text:span text:style-name="T16">Returns: 0 for SUCCESS.</text:span></text:p>
                <text:p><text:span text:style-name="T17"/></text:p>
              </text:list-item>
              <text:list-item>
                <text:p><text:span text:style-name="T11">char idmef_&lt;tagname&gt;_deltag(idmef_&lt;tagname&gt;_t *, unsigned int, unsigned char)</text:span></text:p>
                <text:p><text:span text:style-name="T16">Deletes the IDMEF tag specified as second argument from the parent tag specified as first argument (see library's header file “</text:span><text:span text:style-name="T11">idmef_plugin.h</text:span><text:span text:style-name="T16">” for the set of tag identifiers supported). It may be called by sender side and by receiver side to disable parsing of this type of tags (efficiency). Whenever there are siblings tags the third arg is assigned the related index, otherwise 0 value is assigned. </text:span></text:p>
                <text:p text:style-name="P5"><text:span text:style-name="T16">Returns: 0 for SUCCESS.</text:span></text:p>
                <text:p><text:span text:style-name="T6"/></text:p>
              </text:list-item>
              <text:list-item>
                <text:p><text:span text:style-name="T11">void *idmef_&lt;tagname&gt;_gettag(idmef_&lt;tagname&gt;_t *, unsigned int, unsigned char)</text:span></text:p>
                <text:p><text:span text:style-name="T16">It returns the pointer to the specified child tag as 2nd argument from the given parent tag as 1st argument; the 3rd argument provides the tag's index (zero for not siblings tags).</text:span></text:p>
                <text:p><text:span text:style-name="T16">Returns NULL if either failed to found the tag or an internal error has been encountered.</text:span></text:p>
              </text:list-item>
            </text:list>
          </draw:text-box>
        </draw:frame>
        <presentation:notes draw:style-name="dp2">
          <draw:page-thumbnail draw:style-name="gr1"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draw:frame presentation:style-name="pr1" draw:layer="layout" svg:width="25.199cm" svg:height="3.506cm" svg:x="1.4cm" svg:y="0.837cm" presentation:class="title">
          <draw:text-box>
            <text:p>Lite IDMEF Library<text:line-break/><text:span text:style-name="T5">-interactions definitions(cont'd)-</text:span></text:p>
          </draw:text-box>
        </draw:frame>
        <draw:frame presentation:style-name="pr4" draw:text-style-name="P5" draw:layer="layout" svg:width="24.639cm" svg:height="14.644cm" svg:x="1.4cm" svg:y="4.914cm" presentation:class="outline" presentation:user-transformed="true">
          <draw:text-box>
            <text:list text:style-name="L2">
              <text:list-item>
                <text:p text:style-name="P5"><text:span text:style-name="T15">char idmef_&lt;tagname&gt;_setattr(idmef_&lt;tagname&gt;_t *, unsigned int)</text:span></text:p>
                <text:p text:style-name="P5"><text:span text:style-name="T18">Callable by sender side to define message structure and by receiver to enable parsing of this <text:s/>attribute. The IDMEF attribute is specified by second argument (several attributes may be specified).</text:span></text:p>
                <text:p text:style-name="P5"><text:span text:style-name="T18">Returns: 0 for Success.</text:span></text:p>
                <text:p text:style-name="P5"><text:span text:style-name="T19"/></text:p>
              </text:list-item>
              <text:list-item>
                <text:p text:style-name="P5"><text:span text:style-name="T15">char idmef_&lt;tagname&gt;_rstattr(idmef_&lt;tagname&gt;_t *, unsigned int)</text:span></text:p>
                <text:p text:style-name="P5"><text:span text:style-name="T18">Disables IDMEF attributes of some tag specified as first argument.</text:span></text:p>
                <text:p text:style-name="P5"><text:span text:style-name="T18">Returns: 0 for SUCCESS.</text:span></text:p>
                <text:p text:style-name="P5"><text:span text:style-name="T20"/></text:p>
              </text:list-item>
              <text:list-item>
                <text:p text:style-name="P5"><text:span text:style-name="T15">char idmef_&lt;tagname&gt;_wrattr(idmef_&lt;tagname&gt;_t *, unsigned int, unsigned char *, unsigned int)</text:span></text:p>
                <text:p text:style-name="P5"><text:span text:style-name="T18">Writes attribute specified as 2nd argument of the tag specified as 1st argument. The new value shall be formatted as an ASCII sequence and given via 3rd argument with the length specified by the 4th argument. This action shall be achieved subsequently either to tag+attribute definition followed by message compilation or new message parsing (i.e. inside user-defined callback function). </text:span></text:p>
                <text:p text:style-name="P5"><text:span text:style-name="T18">Returns: 0 for SUCCESS.</text:span></text:p>
              </text:list-item>
              <text:list-item>
                <text:p text:style-name="P5"><text:span text:style-name="T15">char idmef_&lt;tagname&gt;_rdattr(</text:span><text:span text:style-name="T21">unsigned int, void **,</text:span><text:span text:style-name="T15"> unsigned int *)</text:span></text:p>
                <text:p text:style-name="P5"><text:span text:style-name="T18">It provides access to the value of a specified attribute via the 3rd argument which is of type return-value. 1st argument specifies the related tag, the attribute is specified by the 2nd argument.</text:span></text:p>
                <text:p text:style-name="P5"><text:span text:style-name="T18">Returns: 0 for SUCCESS.</text:span></text:p>
              </text:list-item>
            </text:list>
          </draw:text-box>
        </draw:frame>
        <presentation:notes draw:style-name="dp2">
          <draw:page-thumbnail draw:style-name="gr1"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3T19">
        <draw:frame presentation:style-name="pr5" draw:layer="layout" svg:width="25.199cm" svg:height="3.506cm" svg:x="1.4cm" svg:y="0.837cm" presentation:class="title">
          <draw:text-box>
            <text:p>Lite IDMEF Library<text:line-break/><text:span text:style-name="T5">-sender's API grammar-</text:span></text:p>
          </draw:text-box>
        </draw:frame>
        <draw:custom-shape draw:style-name="gr43" draw:text-style-name="P1" draw:layer="layout" svg:width="4.572cm" svg:height="2.286cm" svg:x="3.81cm" svg:y="6.096cm">
          <text:p text:style-name="P1">addtag(.)</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44" draw:text-style-name="P1" draw:layer="layout" svg:width="2.564cm" svg:height="1.352cm" draw:transform="skewX (-0.207345115136926) rotate (0.191462618943778) translate (7.56017484031841cm 6.60005656887306cm)" svg:viewBox="0 0 2565 1353" svg:d="m0 1353c5433 0 547-1353 547-1353">
          <text:p/>
        </draw:path>
        <draw:custom-shape draw:style-name="gr43" draw:text-style-name="P1" draw:layer="layout" svg:width="4.826cm" svg:height="2.286cm" svg:x="14.986cm" svg:y="8.636cm">
          <text:p text:style-name="P1">compile(.)</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1" draw:layer="layout" svg:x1="5.996cm" svg:y1="4.664cm" svg:x2="5.996cm" svg:y2="5.934cm">
          <text:p/>
        </draw:line>
        <draw:custom-shape draw:style-name="gr43" draw:text-style-name="P1" draw:layer="layout" svg:width="4.826cm" svg:height="2.286cm" svg:x="5.588cm" svg:y="9.652cm">
          <text:p text:style-name="P1">setattr(.)</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44" draw:text-style-name="P1" draw:layer="layout" svg:width="3cm" svg:height="1.255cm" draw:transform="skewX (0.343131730942085) rotate (-0.150796447372311) translate (3.45322022206942cm 9.80523031545367cm)" svg:viewBox="0 0 3001 1256" svg:d="m3001 1256c-6357 2-639-1256-639-1256">
          <text:p/>
        </draw:path>
        <draw:line draw:style-name="gr45" draw:text-style-name="P1" draw:layer="layout" svg:x1="6.096cm" svg:y1="8.382cm" svg:x2="7.874cm" svg:y2="9.652cm">
          <text:p/>
        </draw:line>
        <draw:custom-shape draw:style-name="gr43" draw:text-style-name="P1" draw:layer="layout" svg:width="4.826cm" svg:height="2.286cm" svg:x="11.176cm" svg:y="12.7cm">
          <text:p text:style-name="P1">wrattr(.)</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44" draw:text-style-name="P1" draw:layer="layout" svg:width="3cm" svg:height="1.255cm" draw:transform="skewX (0.343131730942085) rotate (-0.150796447372311) translate (9.04122022206942cm 12.9532303154537cm)" svg:viewBox="0 0 3001 1256" svg:d="m3001 1256c-6357 2-639-1256-639-1256">
          <text:p/>
        </draw:path>
        <draw:line draw:style-name="gr45" draw:text-style-name="P1" draw:layer="layout" svg:x1="9.906cm" svg:y1="11.43cm" svg:x2="11.684cm" svg:y2="12.7cm">
          <text:p/>
        </draw:line>
        <draw:custom-shape draw:style-name="gr43" draw:text-style-name="P1" draw:layer="layout" svg:width="4.826cm" svg:height="2.032cm" svg:x="19.558cm" svg:y="11.938cm">
          <text:p text:style-name="P1">write(.)</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6" draw:layer="layout" svg:width="1.016cm" svg:height="4.518cm" svg:x="3.302cm" svg:y="9.652cm">
          <draw:text-box>
            <text:p>*</text:p>
          </draw:text-box>
        </draw:frame>
        <draw:frame draw:style-name="gr47" draw:layer="layout" svg:width="1.016cm" svg:height="0.962cm" svg:x="9.406cm" svg:y="5.842cm">
          <draw:text-box>
            <text:p>+</text:p>
          </draw:text-box>
        </draw:frame>
        <draw:line draw:style-name="gr45" draw:text-style-name="P1" draw:layer="layout" svg:x1="14.894cm" svg:y1="12.8cm" svg:x2="16.164cm" svg:y2="11.022cm">
          <text:p/>
        </draw:line>
        <draw:custom-shape draw:style-name="gr43" draw:text-style-name="P1" draw:layer="layout" svg:width="4.542cm" svg:height="2.032cm" svg:x="19.558cm" svg:y="5.842cm">
          <text:p text:style-name="P1">wrattr(.)</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1" draw:layer="layout" svg:x1="17.78cm" svg:y1="8.636cm" svg:x2="19.558cm" svg:y2="7.112cm">
          <text:p/>
        </draw:line>
        <draw:path draw:style-name="gr44" draw:text-style-name="P1" draw:layer="layout" svg:width="2.582cm" svg:height="1.582cm" draw:transform="skewX (-0.118507856210415) rotate (0.22462387473167) translate (22.9935885980575cm 6.16455904971568cm)" svg:viewBox="0 0 2583 1583" svg:d="m0 1583c5471 1 550-1583 550-1583">
          <text:p/>
        </draw:path>
        <draw:line draw:style-name="gr45" draw:text-style-name="P1" draw:layer="layout" svg:x1="21.844cm" svg:y1="7.874cm" svg:x2="21.844cm" svg:y2="11.938cm">
          <text:p/>
        </draw:line>
        <draw:frame draw:style-name="gr48" draw:layer="layout" svg:width="1.016cm" svg:height="1.678cm" svg:x="24.892cm" svg:y="5.542cm">
          <draw:text-box>
            <text:p>*</text:p>
          </draw:text-box>
        </draw:frame>
        <draw:frame draw:style-name="gr46" draw:layer="layout" svg:width="1.016cm" svg:height="4.518cm" svg:x="8.89cm" svg:y="12.754cm">
          <draw:text-box>
            <text:p>*</text:p>
          </draw:text-box>
        </draw:frame>
        <draw:line draw:style-name="gr37" draw:text-style-name="P1" draw:layer="layout" svg:x1="24.384cm" svg:y1="12.954cm" svg:x2="26.538cm" svg:y2="12.954cm">
          <text:p/>
        </draw:line>
        <draw:line draw:style-name="gr37" draw:text-style-name="P1" draw:layer="layout" svg:x1="26.538cm" svg:y1="12.954cm" svg:x2="26.538cm" svg:y2="4.344cm">
          <text:p/>
        </draw:line>
        <draw:line draw:style-name="gr37" draw:text-style-name="P1" draw:layer="layout" svg:x1="26.538cm" svg:y1="4.344cm" svg:x2="21.844cm" svg:y2="4.343cm">
          <text:p/>
        </draw:line>
        <draw:line draw:style-name="gr45" draw:text-style-name="P1" draw:layer="layout" svg:x1="21.844cm" svg:y1="4.343cm" svg:x2="21.844cm" svg:y2="5.842cm">
          <text:p/>
        </draw:line>
        <draw:frame draw:style-name="gr48" draw:layer="layout" svg:width="1.016cm" svg:height="1.678cm" svg:x="24.892cm" svg:y="12.192cm">
          <draw:text-box>
            <text:p>*</text:p>
          </draw:text-box>
        </draw:frame>
        <draw:line draw:style-name="gr37" draw:text-style-name="P1" draw:layer="layout" svg:x1="21.898cm" svg:y1="13.97cm" svg:x2="21.898cm" svg:y2="16.826cm">
          <text:p/>
        </draw:line>
        <draw:line draw:style-name="gr37" draw:text-style-name="P1" draw:layer="layout" svg:x1="21.844cm" svg:y1="16.826cm" svg:x2="9.906cm" svg:y2="16.826cm">
          <text:p/>
        </draw:line>
        <draw:line draw:style-name="gr45" draw:text-style-name="P1" draw:layer="layout" svg:x1="1.27cm" svg:y1="7.366cm" svg:x2="3.81cm" svg:y2="7.366cm">
          <text:p/>
        </draw:line>
        <draw:frame draw:style-name="gr49" draw:layer="layout" svg:width="1.016cm" svg:height="5.026cm" svg:x="21.336cm" svg:y="14.786cm">
          <draw:text-box>
            <text:p>*</text:p>
          </draw:text-box>
        </draw:frame>
        <draw:line draw:style-name="gr37" draw:text-style-name="P1" draw:layer="layout" svg:x1="1.27cm" svg:y1="7.42cm" svg:x2="1.27cm" svg:y2="16.78cm">
          <text:p/>
        </draw:line>
        <draw:custom-shape draw:style-name="gr43" draw:text-style-name="P1" draw:layer="layout" svg:width="4.572cm" svg:height="2.286cm" svg:x="5.334cm" svg:y="15.556cm">
          <text:p text:style-name="P1">deltag(.)</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7" draw:text-style-name="P1" draw:layer="layout" svg:x1="1.27cm" svg:y1="16.78cm" svg:x2="5.334cm" svg:y2="16.78cm">
          <text:p/>
        </draw:line>
        <draw:path draw:style-name="gr44" draw:text-style-name="P1" draw:layer="layout" svg:width="2.5cm" svg:height="2.143cm" draw:transform="skewX (0.588175957922089) rotate (-1.92544723080014) translate (8.6360000044863cm 17.8420000061794cm)" svg:viewBox="0 0 2501 2144" svg:d="m0 0c3657 0 2224 2144 2224 2144">
          <text:p/>
        </draw:path>
        <draw:frame draw:style-name="gr49" draw:layer="layout" svg:width="1.016cm" svg:height="5.026cm" svg:x="8.636cm" svg:y="18.288cm">
          <draw:text-box>
            <text:p>*</text:p>
          </draw:text-box>
        </draw:frame>
        <presentation:notes draw:style-name="dp2">
          <draw:page-thumbnail draw:style-name="gr1"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3T19">
        <draw:frame presentation:style-name="pr5" draw:layer="layout" svg:width="25.199cm" svg:height="3.506cm" svg:x="1.4cm" svg:y="0.837cm" presentation:class="title">
          <draw:text-box>
            <text:p>Lite IDMEF Library<text:line-break/><text:span text:style-name="T5">-receiver's API grammar-</text:span></text:p>
          </draw:text-box>
        </draw:frame>
        <draw:custom-shape draw:style-name="gr43" draw:text-style-name="P1" draw:layer="layout" svg:width="4.572cm" svg:height="2.286cm" svg:x="3.81cm" svg:y="6.096cm">
          <text:p text:style-name="P1">setcb(.)</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44" draw:text-style-name="P1" draw:layer="layout" svg:width="2.557cm" svg:height="1.249cm" draw:transform="skewX (-0.252025543987981) rotate (0.176627320301826) translate (7.59139046535107cm 6.69977798379309cm)" svg:viewBox="0 0 2558 1250" svg:d="m0 1250c5418 0 545-1250 545-1250">
          <text:p/>
        </draw:path>
        <draw:custom-shape draw:style-name="gr43" draw:text-style-name="P1" draw:layer="layout" svg:width="3.81cm" svg:height="2.286cm" svg:x="14.986cm" svg:y="8.636cm">
          <text:p text:style-name="P1">wrattr(.)</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1" draw:layer="layout" svg:x1="5.996cm" svg:y1="4.664cm" svg:x2="5.996cm" svg:y2="5.934cm">
          <text:p/>
        </draw:line>
        <draw:custom-shape draw:style-name="gr43" draw:text-style-name="P1" draw:layer="layout" svg:width="4.826cm" svg:height="2.286cm" svg:x="5.588cm" svg:y="9.652cm">
          <text:p text:style-name="P1">setattr(.)</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44" draw:text-style-name="P1" draw:layer="layout" svg:width="3cm" svg:height="1.255cm" draw:transform="skewX (0.343131730942085) rotate (-0.150796447372311) translate (3.45322022206942cm 9.80523031545367cm)" svg:viewBox="0 0 3001 1256" svg:d="m3001 1256c-6357 2-639-1256-639-1256">
          <text:p/>
        </draw:path>
        <draw:line draw:style-name="gr45" draw:text-style-name="P1" draw:layer="layout" svg:x1="6.096cm" svg:y1="8.382cm" svg:x2="7.874cm" svg:y2="9.652cm">
          <text:p/>
        </draw:line>
        <draw:custom-shape draw:style-name="gr43" draw:text-style-name="P1" draw:layer="layout" svg:width="4.826cm" svg:height="2.286cm" svg:x="11.176cm" svg:y="12.7cm">
          <text:p text:style-name="P1">rdattr(.)</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44" draw:text-style-name="P1" draw:layer="layout" svg:width="3cm" svg:height="1.255cm" draw:transform="skewX (0.343131730942085) rotate (-0.150796447372311) translate (9.04122022206942cm 12.9532303154537cm)" svg:viewBox="0 0 3001 1256" svg:d="m3001 1256c-6357 2-639-1256-639-1256">
          <text:p/>
        </draw:path>
        <draw:line draw:style-name="gr45" draw:text-style-name="P1" draw:layer="layout" svg:x1="9.906cm" svg:y1="11.43cm" svg:x2="11.684cm" svg:y2="12.7cm">
          <text:p/>
        </draw:line>
        <draw:custom-shape draw:style-name="gr43" draw:text-style-name="P1" draw:layer="layout" svg:width="4.826cm" svg:height="2.032cm" svg:x="19.536cm" svg:y="15.879cm">
          <text:p text:style-name="P1">write(.)</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6" draw:layer="layout" svg:width="1.016cm" svg:height="4.518cm" svg:x="3.302cm" svg:y="9.652cm">
          <draw:text-box>
            <text:p>*</text:p>
          </draw:text-box>
        </draw:frame>
        <draw:frame draw:style-name="gr47" draw:layer="layout" svg:width="1.016cm" svg:height="0.962cm" svg:x="9.298cm" svg:y="5.896cm">
          <draw:text-box>
            <text:p>+</text:p>
          </draw:text-box>
        </draw:frame>
        <draw:line draw:style-name="gr45" draw:text-style-name="P1" draw:layer="layout" svg:x1="14.894cm" svg:y1="12.8cm" svg:x2="16.164cm" svg:y2="11.022cm">
          <text:p/>
        </draw:line>
        <draw:custom-shape draw:style-name="gr43" draw:text-style-name="P1" draw:layer="layout" svg:width="4.796cm" svg:height="4.064cm" svg:x="19.304cm" svg:y="5.21cm">
          <text:p text:style-name="P1">addtag(.)/</text:p>
          <text:p text:style-name="P1">deltag(.)</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1" draw:layer="layout" svg:x1="17.78cm" svg:y1="8.636cm" svg:x2="19.304cm" svg:y2="7.366cm">
          <text:p/>
        </draw:line>
        <draw:path draw:style-name="gr44" draw:text-style-name="P1" draw:layer="layout" svg:width="2.582cm" svg:height="1.582cm" draw:transform="skewX (-0.118507856210415) rotate (0.22462387473167) translate (23.5085885980575cm 6.47255904971568cm)" svg:viewBox="0 0 2583 1583" svg:d="m0 1583c5471 1 550-1583 550-1583">
          <text:p/>
        </draw:path>
        <draw:frame draw:style-name="gr50" draw:layer="layout" svg:width="1.016cm" svg:height="10.214cm" svg:x="25.192cm" svg:y="5.742cm">
          <draw:text-box>
            <text:p>*</text:p>
          </draw:text-box>
        </draw:frame>
        <draw:frame draw:style-name="gr46" draw:layer="layout" svg:width="1.016cm" svg:height="4.518cm" svg:x="8.89cm" svg:y="12.754cm">
          <draw:text-box>
            <text:p>*</text:p>
          </draw:text-box>
        </draw:frame>
        <draw:line draw:style-name="gr37" draw:text-style-name="P1" draw:layer="layout" svg:x1="7.366cm" svg:y1="16.98cm" svg:x2="12.192cm" svg:y2="16.98cm">
          <text:p/>
        </draw:line>
        <draw:custom-shape draw:style-name="gr43" draw:text-style-name="P1" draw:layer="layout" svg:width="5.08cm" svg:height="2.286cm" svg:x="19.366cm" svg:y="11.098cm">
          <text:p text:style-name="P1">compile(.)</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1" draw:layer="layout" svg:x1="21.844cm" svg:y1="9.443cm" svg:x2="21.844cm" svg:y2="10.898cm">
          <text:p/>
        </draw:line>
        <draw:custom-shape draw:style-name="gr43" draw:text-style-name="P1" draw:layer="layout" svg:width="4.318cm" svg:height="2.286cm" svg:x="12.192cm" svg:y="15.748cm">
          <text:p text:style-name="P1">rstattr(.)</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1" draw:layer="layout" svg:x1="21.998cm" svg:y1="13.384cm" svg:x2="21.998cm" svg:y2="15.494cm">
          <text:p/>
        </draw:line>
        <draw:line draw:style-name="gr45" draw:text-style-name="P1" draw:layer="layout" svg:x1="7.366cm" svg:y1="16.98cm" svg:x2="7.366cm" svg:y2="11.938cm">
          <text:p/>
        </draw:line>
        <draw:frame draw:style-name="gr46" draw:layer="layout" svg:width="1.016cm" svg:height="4.518cm" svg:x="18.034cm" svg:y="16.118cm">
          <draw:text-box>
            <text:p>*</text:p>
          </draw:text-box>
        </draw:frame>
        <draw:custom-shape draw:style-name="gr51" draw:text-style-name="P1" draw:layer="layout" svg:width="6.096cm" svg:height="9.144cm" svg:x="18.796cm" svg:y="4.826cm">
          <text:p/>
          <draw:enhanced-geometry svg:viewBox="0 0 21600 21600" draw:type="rectangle" draw:enhanced-path="M 0 0 L 21600 0 21600 21600 0 21600 0 0 Z N"/>
        </draw:custom-shape>
        <draw:line draw:style-name="gr37" draw:text-style-name="P1" draw:layer="layout" svg:x1="16.764cm" svg:y1="16.98cm" svg:x2="19.536cm" svg:y2="16.98cm">
          <text:p/>
        </draw:line>
        <draw:path draw:style-name="gr44" draw:text-style-name="P1" draw:layer="layout" svg:width="2.5cm" svg:height="2.143cm" draw:transform="skewX (0.588175957922089) rotate (-1.92544723080014) translate (15.7480000044863cm 17.8960000061794cm)" svg:viewBox="0 0 2501 2144" svg:d="m0 0c3657 0 2224 2144 2224 2144">
          <text:p/>
        </draw:path>
        <draw:frame draw:style-name="gr46" draw:layer="layout" svg:width="1.016cm" svg:height="4.518cm" svg:x="15.24cm" svg:y="18.55cm">
          <draw:text-box>
            <text:p>*</text:p>
          </draw:text-box>
        </draw:frame>
        <draw:path draw:style-name="gr44" draw:text-style-name="P1" draw:layer="layout" svg:width="2.75cm" svg:height="1.493cm" draw:transform="skewX (0.189193690916185) rotate (-0.198094870101357) translate (13.1175738696171cm 8.71797095402493cm)" svg:viewBox="0 0 2751 1494" svg:d="m2751 1494c-5827 4-586-1494-586-1494">
          <text:p/>
        </draw:path>
        <draw:frame draw:style-name="gr46" draw:layer="layout" svg:width="1.016cm" svg:height="4.518cm" svg:x="13.208cm" svg:y="8.636cm">
          <draw:text-box>
            <text:p>*</text:p>
          </draw:text-box>
        </draw:frame>
        <draw:path draw:style-name="gr44" draw:text-style-name="P1" draw:layer="layout" svg:width="2.582cm" svg:height="1.582cm" draw:transform="skewX (-0.118507856210415) rotate (0.22462387473167) translate (23.3395885980575cm 16.2405590497157cm)" svg:viewBox="0 0 2583 1583" svg:d="m0 1583c5471 1 550-1583 550-1583">
          <text:p/>
        </draw:path>
        <draw:frame draw:style-name="gr50" draw:layer="layout" svg:width="1.016cm" svg:height="10.214cm" svg:x="24.638cm" svg:y="15.31cm">
          <draw:text-box>
            <text:p>*</text:p>
          </draw:text-box>
        </draw:frame>
        <draw:frame draw:style-name="gr47" draw:layer="layout" svg:width="5.08cm" svg:height="0.962cm" svg:x="10.468cm" svg:y="11.176cm">
          <draw:text-box>
            <text:p>event driven</text:p>
          </draw:text-box>
        </draw:frame>
        <presentation:notes draw:style-name="dp2">
          <draw:page-thumbnail draw:style-name="gr1"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2T1">
        <draw:frame presentation:style-name="pr1" draw:layer="layout" svg:width="25.199cm" svg:height="3.506cm" svg:x="1.4cm" svg:y="0.837cm" presentation:class="title" presentation:user-transformed="true">
          <draw:text-box>
            <text:p>Lite IDMEF Library<text:line-break/><text:span text:style-name="T5">-API v0.1-</text:span></text:p>
          </draw:text-box>
        </draw:frame>
        <draw:frame presentation:style-name="pr4" draw:layer="layout" svg:width="26.162cm" svg:height="12.179cm" svg:x="0.762cm" svg:y="4.914cm" presentation:class="outline" presentation:user-transformed="true">
          <draw:text-box>
            <text:list text:style-name="L2">
              <text:list-header>
                <text:p>Tag names supported: </text:p>
                <text:p text:style-name="P5">ALERT, ANALYZER, CREATETIME, TARGET, SOURCE, NODE, ADDR, NETMASK, SERVICE, PORT, CLASSIFICATION, REFERENCE, NAME, URL, ...</text:p>
              </text:list-header>
            </text:list>
          </draw:text-box>
        </draw:frame>
        <presentation:notes draw:style-name="dp2">
          <draw:page-thumbnail draw:style-name="gr1" draw:layer="layout" svg:width="13.968cm" svg:height="10.476cm" svg:x="3.81cm" svg:y="2.123cm" draw:page-number="13" presentation:class="page"/>
          <draw:frame presentation:style-name="pr3" draw:text-style-name="P3"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2T1">
        <draw:frame presentation:style-name="pr1" draw:layer="layout" svg:width="25.199cm" svg:height="3.506cm" svg:x="1.4cm" svg:y="0.837cm" presentation:class="title">
          <draw:text-box>
            <text:p>Lite IDMEF library<text:line-break/><text:span text:style-name="T5">-bibliography-</text:span></text:p>
          </draw:text-box>
        </draw:frame>
        <draw:frame presentation:style-name="pr4" draw:layer="layout" svg:width="24.639cm" svg:height="12.179cm" svg:x="1.4cm" svg:y="4.914cm" presentation:class="outline">
          <draw:text-box>
            <text:list text:style-name="L2">
              <text:list-header>
                <text:p/>
                <text:p><text:span text:style-name="T1">[RFC4765] H. Debar, et al. “The intrusion detection message exchange format (IDMEF)”, IETF, March 2007, </text:span><text:span text:style-name="T1"><text:a xlink:href="http://www.ietf.org/rfc/rfc4765.txt">www.ietf.org/rfc/rfc4765.txt</text:a></text:span><text:span text:style-name="T1"> </text:span></text:p>
              </text:list-header>
            </text:list>
          </draw:text-box>
        </draw:frame>
        <presentation:notes draw:style-name="dp2">
          <draw:page-thumbnail draw:style-name="gr1" draw:layer="layout" svg:width="13.968cm" svg:height="10.476cm" svg:x="3.81cm" svg:y="2.123cm" draw:page-number="14"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Dash_20_2" draw:display-name="Dash 2" draw:style="rect" draw:dots1="1" draw:dots1-length="0.02cm" draw:dots2="1" draw:dots2-length="0.02cm" draw:distance="0.02cm"/>
    <draw:stroke-dash draw:name="Dashed_20__28_var_29_" draw:display-name="Dashed (var)" draw:style="rect" draw:dots1="1" draw:dots1-length="197%" draw:distance="127%"/>
    <draw:stroke-dash draw:name="Fine_20_Dashed_20__28_var_29_" draw:display-name="Fine Dashed (var)"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roid Sans'" style:font-family-generic-asian="system" style:font-pitch-asian="variable" style:font-size-asian="18pt" style:font-family-complex="'DejaVu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Radu </meta:initial-creator>
    <meta:creation-date>2015-06-17T13:38:14</meta:creation-date>
    <dc:date>2015-12-16T13:03:47</dc:date>
    <dc:creator>Radu </dc:creator>
    <meta:editing-duration>P1DT10H35M15S</meta:editing-duration>
    <meta:editing-cycles>247</meta:editing-cycles>
    <meta:generator>LibreOffice/3.5$Linux_x86 LibreOffice_project/350m1$Build-2</meta:generator>
    <dc:subject>API</dc:subject>
    <dc:title>Libliteidmef Library</dc:title>
    <meta:document-statistic meta:object-count="188"/>
  </office:meta>
</office:document-meta>
</file>